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 5 – CSS 3</text:p>
      <text:p text:style-name="P1"/>
      <text:list xml:id="list1740411164613982569" text:style-name="L1">
        <text:list-item>
          <text:p text:style-name="P3">intro</text:p>
          <text:list>
            <text:list-item>
              <text:p text:style-name="P4">nom deux langages</text:p>
            </text:list-item>
            <text:list-item>
              <text:p text:style-name="P4">4 choses essentielles qui vont être apprises</text:p>
            </text:list-item>
          </text:list>
        </text:list-item>
        <text:list-item>
          <text:p text:style-name="P3">les bases du html 5</text:p>
          <text:list>
            <text:list-item>
              <text:p text:style-name="P3">comment créer des sites ?</text:p>
              <text:list>
                <text:list-item>
                  <text:p text:style-name="P3">fonctionnement des sites</text:p>
                  <text:list>
                    <text:list-item>
                      <text:p text:style-name="P4">qui charge quoi écrit en quoi ? (avec exs surtout pour "qui")</text:p>
                    </text:list-item>
                    <text:list-item>
                      <text:p text:style-name="P4">langages enseignés universels</text:p>
                    </text:list-item>
                    <text:list-item>
                      <text:p text:style-name="P4">créateur langages + année</text:p>
                    </text:list-item>
                    <text:list-item>
                      <text:p text:style-name="P4">organisation définissant les nouvelles versions des langages liés au web</text:p>
                    </text:list-item>
                    <text:list-item>
                      <text:p text:style-name="P4">fondation suivant et analysant l'évolution du web</text:p>
                    </text:list-item>
                    <text:list-item>
                      <text:p text:style-name="P4">différence web / internet (2 exs choses dans internet mais pas dans web)</text:p>
                    </text:list-item>
                    <text:list-item>
                      <text:p text:style-name="P4">comment un site est reçu, de base, par un ordi, et comment il est traduit ?</text:p>
                    </text:list-item>
                  </text:list>
                </text:list-item>
                <text:list-item>
                  <text:p text:style-name="P3">présentation HTML CSS</text:p>
                  <text:list>
                    <text:list-item>
                      <text:p text:style-name="P5">choses à préciser quand on créé une page web (qui nécessitent des langages)</text:p>
                    </text:list-item>
                    <text:list-item>
                      <text:p text:style-name="P5">Rôle html</text:p>
                    </text:list-item>
                    <text:list-item>
                      <text:p text:style-name="P5">rôle css</text:p>
                    </text:list-item>
                    <text:list-item>
                      <text:p text:style-name="P5">essai autre version html (échec)</text:p>
                    </text:list-item>
                    <text:list-item>
                      <text:p text:style-name="P5">l'un des langages doit venir avant l'autre</text:p>
                    </text:list-item>
                    <text:list-item>
                      <text:p text:style-name="P5">historique versions html et css</text:p>
                    </text:list-item>
                  </text:list>
                </text:list-item>
                <text:list-item>
                  <text:p text:style-name="P3">éditeur de textes</text:p>
                  <text:list>
                    <text:list-item>
                      <text:p text:style-name="P3">solution basique (le plus simple)</text:p>
                    </text:list-item>
                    <text:list-item>
                      <text:p text:style-name="P3">solution automatique, très intuitive mais très inefficace</text:p>
                    </text:list-item>
                    <text:list-item>
                      <text:p text:style-name="P3">éditeur de texte qu'on va utiliser sous mac</text:p>
                    </text:list-item>
                    <text:list-item>
                      <text:p text:style-name="P3">choisir un langage (une fois dessus)</text:p>
                    </text:list-item>
                  </text:list>
                </text:list-item>
                <text:list-item>
                  <text:p text:style-name="P3">navigateurs</text:p>
                  <text:list>
                    <text:list-item>
                      <text:p text:style-name="P3">vérifier site sur les 5 navigateurs d'ordis</text:p>
                    </text:list-item>
                    <text:list-item>
                      <text:p text:style-name="P3">vérifier aussi sur les navigateurs mobiles (marchent aussi pour tablettes) (4)</text:p>
                    </text:list-item>
                  </text:list>
                </text:list-item>
              </text:list>
            </text:list-item>
            <text:list-item>
              <text:p text:style-name="P3"/>
            </text:list-item>
          </text:list>
        </text:list-item>
        <text:list-item>
          <text:p text:style-name="P3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1:48:37</meta:creation-date>
    <meta:generator>OpenOffice.org/3.4.1$Unix OpenOffice.org_project/341m1$Build-9593</meta:generator>
    <dc:date>2013-01-17T15:18:38</dc:date>
    <meta:editing-duration>PT3H23M5S</meta:editing-duration>
    <meta:editing-cycles>37</meta:editing-cycles>
    <meta:document-statistic meta:table-count="0" meta:image-count="0" meta:object-count="0" meta:page-count="1" meta:paragraph-count="29" meta:word-count="207" meta:character-count="1095"/>
  </office:meta>
</office:document-meta>
</file>